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4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Calibri" fo:font-size="11pt" fo:language="en" fo:country="GB" style:font-name-asian="Microsoft YaHei" style:font-size-asian="11pt" style:font-name-complex="Calibri" style:font-size-complex="11pt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Overtone Index</text:p>
          </table:table-cell>
          <table:table-cell office:value-type="string" calcext:value-type="string">
            <text:p>N(Semitones+1)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Multiple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 of the geometric sequence of 1\prim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rim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 of the geometric sequence of 2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table:style-name="ce1" office:value-type="float" office:value="1.25" calcext:value-type="float">
            <text:p>1.25</text:p>
          </table:table-cell>
          <table:table-cell office:value-type="string" calcext:value-type="string">
            <text:p>prime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art of the geometric sequence of 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string" calcext:value-type="string">
            <text:p>prime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 of the geometric sequence of 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.125" calcext:value-type="float">
            <text:p>1.12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part of the geometric sequence of 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.375" calcext:value-type="float">
            <text:p>1.375</text:p>
          </table:table-cell>
          <table:table-cell office:value-type="string" calcext:value-type="string">
            <text:p>prime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art of the geometric sequence of 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.625" calcext:value-type="float">
            <text:p>1.625</text:p>
          </table:table-cell>
          <table:table-cell office:value-type="string" calcext:value-type="string">
            <text:p>prime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string" calcext:value-type="string">
            <text:p>part of the geometric sequence of 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875" calcext:value-type="float">
            <text:p>1.87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 of the geometric sequence of 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.0625" calcext:value-type="float">
            <text:p>1.0625</text:p>
          </table:table-cell>
          <table:table-cell office:value-type="string" calcext:value-type="string">
            <text:p>prime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part of the geometric sequence of 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.1875" calcext:value-type="float">
            <text:p>1.1875</text:p>
          </table:table-cell>
          <table:table-cell office:value-type="string" calcext:value-type="string">
            <text:p>prime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part of the geometric sequence of 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.3125" calcext:value-type="float">
            <text:p>1.312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.375" calcext:value-type="float">
            <text:p>1.375</text:p>
          </table:table-cell>
          <table:table-cell office:value-type="string" calcext:value-type="string">
            <text:p>part of the geometric sequence of 1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.4375" calcext:value-type="float">
            <text:p>1.4375</text:p>
          </table:table-cell>
          <table:table-cell office:value-type="string" calcext:value-type="string">
            <text:p>prime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art of the geometric sequence of 3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.5625" calcext:value-type="float">
            <text:p>1.56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.625" calcext:value-type="float">
            <text:p>1.625</text:p>
          </table:table-cell>
          <table:table-cell office:value-type="string" calcext:value-type="string">
            <text:p>part of the geometric sequence of 1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.6875" calcext:value-type="float">
            <text:p>1.687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string" calcext:value-type="string">
            <text:p>part of the geometric sequence of 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.8125" calcext:value-type="float">
            <text:p>1.8125</text:p>
          </table:table-cell>
          <table:table-cell office:value-type="string" calcext:value-type="string">
            <text:p>prime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.875" calcext:value-type="float">
            <text:p>1.875</text:p>
          </table:table-cell>
          <table:table-cell office:value-type="string" calcext:value-type="string">
            <text:p>part of the geometric sequence of 1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.9375" calcext:value-type="float">
            <text:p>1.9375</text:p>
          </table:table-cell>
          <table:table-cell office:value-type="string" calcext:value-type="string">
            <text:p>prime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 of the geometric sequence of 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part of the geometric sequence of 1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part of the geometric sequence of 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prime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part of the geometric sequence of 1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part of the geometric sequence of 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prime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part of the geometric sequence of 2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.34375" calcext:value-type="float">
            <text:p>1.34375</text:p>
          </table:table-cell>
          <table:table-cell office:value-type="string" calcext:value-type="string">
            <text:p>prime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part of the geometric sequence of 11</text:p>
          </table:table-cell>
          <table:table-cell table:number-columns-repeated="4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.40625" calcext:value-type="float">
            <text:p>1.40625</text:p>
          </table:table-cell>
          <table:table-cell table:number-columns-repeated="3"/>
          <table:table-cell table:style-name="ce1"/>
          <table:table-cell table:style-name="ce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part of the geometric sequence of 23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prime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part of the geometric sequence of 3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part of the geometric sequence of 2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.59375" calcext:value-type="float">
            <text:p>1.59375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part of the geometric sequence of 1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prime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part of the geometric sequence of 2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part of the geometric sequence of 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.78125" calcext:value-type="float">
            <text:p>1.78125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part of the geometric sequence of 2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prime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part of the geometric sequence of 15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prime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part of the geometric sequence of 3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part of the geometric sequence of 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 £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01:59:57.624341236</meta:creation-date>
    <dc:date>2024-01-25T02:48:48.962415531</dc:date>
    <meta:editing-duration>PT48M51S</meta:editing-duration>
    <meta:editing-cycles>2</meta:editing-cycles>
    <meta:generator>LibreOffice/7.5.9.2$Linux_X86_64 LibreOffice_project/50$Build-2</meta:generator>
    <meta:document-statistic meta:table-count="1" meta:cell-count="176" meta:object-count="0"/>
  </office:meta>
</office:document-meta>
</file>